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cm" fo:min-width="4.038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2.29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0000"/>
    </style:style>
    <style:style style:name="P5" style:family="paragraph">
      <loext:graphic-properties draw:fill="none" draw:fill-color="#ffffff"/>
      <style:paragraph-properties fo:text-align="center"/>
      <style:text-properties fo:color="#ff0000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8" draw:text-style-name="P5" xml:id="id5" draw:id="id5" draw:layer="layout" svg:width="4.572cm" svg:height="1.524cm" svg:x="15.478cm" svg:y="7.858cm">
          <text:p text:style-name="P4">Compression</text:p>
          <text:p text:style-name="P4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9" draw:text-style-name="P6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10" draw:text-style-name="P7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3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4" draw:text-style-name="P3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6" draw:text-style-name="P9" draw:layer="layout" svg:width="1.471cm" svg:height="0.988cm" svg:x="13.499cm" svg:y="11.287cm">
          <draw:text-box>
            <text:p>SPI</text:p>
          </draw:text-box>
        </draw:frame>
        <draw:connector draw:style-name="gr15" draw:text-style-name="P3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5" draw:text-style-name="P3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40:13.386554210</dc:date>
    <meta:editing-duration>PT20M55S</meta:editing-duration>
    <meta:editing-cycles>11</meta:editing-cycles>
    <meta:generator>LibreOffice/5.3.2.2$Linux_X86_64 LibreOffice_project/30m0$Build-2</meta:generator>
    <meta:document-statistic meta:object-count="22"/>
  </office:meta>
</office:document-meta>
</file>